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list-style-name="L2"/>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Report – Development of Repository Starformation</text:p>
      <text:p text:style-name="Standard">by Andreas Baumbach</text:p>
      <text:p text:style-name="Standard"/>
      <text:p text:style-name="Standard"/>
      <text:p text:style-name="Standard"/>
      <text:p text:style-name="Standard">This text will cover the development of the starformation-repository. The repository was developed by the author in the frame of a project-internship with Thomas Robitaille in March and April 2013. The aim for the author was to actually learn Python as an additional programming language. The aim of the internship was to develop a set of scripts, which could:</text:p>
      <text:p text:style-name="Standard"><text:tab/>simulate a star-formation-site in the sense, that it would give an inventory of the stars at the site</text:p>
      <text:p text:style-name="Standard"><text:tab/>calculate the observable properties of those stars</text:p>
      <text:p text:style-name="Standard"><text:tab/>apply the selection criteria used by Immer et al. 2011 and Yusef-Zadeh et al. 2009</text:p>
      <text:p text:style-name="Standard"><text:tab/>compare the expected number of star to the actually observed number of stars</text:p>
      <text:p text:style-name="Standard"><text:tab/>and calculate the implied starformationrate</text:p>
      <text:p text:style-name="Standard"/>
      <text:p text:style-name="Standard">This text will cover the single scripts of the repository in the order they were created, but will skip most of the rework stuff. It will also cover, which dependencies exist and which assumptions are made. The contained scripts are:</text:p>
      <text:list xml:id="list1887238440" text:style-name="L2">
        <text:list-item>
          <text:p text:style-name="P1">distribution.py</text:p>
        </text:list-item>
        <text:list-item>
          <text:p text:style-name="P1">starformation.py</text:p>
        </text:list-item>
        <text:list-item>
          <text:p text:style-name="P1">execute.py</text:p>
        </text:list-item>
        <text:list-item>
          <text:p text:style-name="P1">analysis.py</text:p>
        </text:list-item>
        <text:list-item>
          <text:p text:style-name="P1">plot.py</text:p>
        </text:list-item>
        <text:list-item>
          <text:p text:style-name="P1">setup.py</text:p>
        </text:list-item>
      </text:list>
      <text:p text:style-name="Standard"/>
      <text:p text:style-name="Standard"/>
      <text:p text:style-name="Standard">1. distribution.py</text:p>
      <text:p text:style-name="Standard"/>
      <text:p text:style-name="Standard">This script was the starting point. In our simulation we need one distribution for the masses and one for the ages. While the age distribution is fairly simple, as we assumed that the starformationrate is constant, the mass distribution is taken to be the Kouper IMF. The Kouper IMF is a broken powerlaw distribution, with three different exponent for different masses. (for further information <text:a xlink:type="simple" xlink:href="http://adsabs.harvard.edu/abs/2001MNRAS.322..231K">http://adsabs.harvard.edu/abs/2001MNRAS.322..231K</text:a>)</text:p>
      <text:p text:style-name="Standard">Because of this rather complicated distribution it was decided, that I would write an own class for handling the sampling stuff, as my initial knowledge of statistics was rather limited.</text:p>
      <text:p text:style-name="Standard">The class now creates objects, which are able to return functionobjects for their probability-density-function (pdf), their cumulative-density-function (cdf), their inverse cumulative-density-function (ppf), their lower and upper bounds, the normalization factor, the mean of the distribution and a arbitrary sized list of sample values according to the pdf.</text:p>
      <text:p text:style-name="Standard">The pdf, the lower and the upper bound has to be provided, the cdf and ppf are interpolations between the (trapezian-)integrated pdf (at 10000 points). Let x be the array of 10000 points between the lower and the upper bound and y[i] the array with the partial integration up to x[i], then is the cdf the interpolation with (x,y) and the ppf the interpolation with (y,x).</text:p>
      <text:p text:style-name="Standard">The normalization factor is then the cdf evaluated at the upperbound and the mean the normalization factor minus the integrated cdf divided by the normalization factor.</text:p>
      <text:p text:style-name="Standard">The actual sampling is done via the numpy.random.random()-function which allows to create an list of uniformly sampled float-values between the lower and the upper bound. Via the ppf those values are converted to our actual sample.</text:p>
      <text:p text:style-name="Standard"><text:soft-page-break/></text:p>
      <text:p text:style-name="Standard"/>
      <text:p text:style-name="Standard">2. starformation.py</text:p>
      <text:p text:style-name="Standard"/>
      <text:p text:style-name="Standard">This file is the core of the simulation. It basically samples the actual stars and then uses a set of 20.000 stellar radiation models (computed by Thomas Robitaille, available at […...]) to find the fitting model to each (age, mass) combination. Then the fluxes in different filters are extracted from the models and corrected for the extinction and distance.</text:p>
      <text:p text:style-name="Standard">This parameters of the script are:</text:p>
      <text:p text:style-name="Standard"><text:tab/>Av<text:tab/><text:tab/><text:tab/>visual extinction</text:p>
      <text:p text:style-name="Standard"><text:tab/>apera<text:tab/><text:tab/><text:tab/>aperture size</text:p>
      <text:p text:style-name="Standard"><text:tab/>maxage<text:tab/><text:tab/>upper end of the age distribution</text:p>
      <text:p text:style-name="Standard"><text:tab/>distance<text:tab/><text:tab/>assumed distance to the starformationsite (galactic center = 8kpc)</text:p>
      <text:p text:style-name="Standard"><text:tab/>sfr<text:tab/><text:tab/><text:tab/>starformationrate</text:p>
      <text:p text:style-name="Standard"/>
      <text:p text:style-name="Standard">With these information the script will create a starformationhistory-distribution with constant starformationrate 'sfr' over the last 'maxage' years and it will use aperture size 'apera' for the flux extraction. The fluxes will be corrected for the distance (in kpc) and the extinction (AV) according to (<text:a xlink:type="simple" xlink:href="http://caravan.astro.wisc.edu/protostars/">http://caravan.astro.wisc.edu/protostars/</text:a>)</text:p>
      <text:p text:style-name="Standard"/>
      <text:p text:style-name="Standard">In order to provide less runtime it is possible to create the distributions beforehand and provide the distributionobjects in the function-call. In that case the 'maxage' and 'sfr' parameters are ignored.</text:p>
      <text:p text:style-name="Standard"/>
      <text:p text:style-name="Standard">The matching of the sampled stars to the models is done via a scipy.spatial.cKDTree. As this code is written in C it's pretty fast, but starts domination the runtime (&gt;40%) at ~50.000 stars in the sample. However as the efficient nearest neighbor search is more or less an open problem of informatics there are limited optimization possibilities.</text:p>
      <text:p text:style-name="Standard">For each model we have ten different viewing angles. We use a random integer (numpy.random.random_int) to uniformly sample the different angles. The actual extraction and correction of the fluxes is the other runtime eating part.(&gt;30% at ~50.000 stars in the sample)</text:p>
      <text:p text:style-name="Standard"/>
      <text:p text:style-name="Standard">The obtained data, like the used models, are stored in fits-files (using astropy.io.fits). These files can either be named via the 'appendix' parameter or will be assigned he time of the start (using time.time()). They contain two tables. The first one contains the data, the second one the simulation parameters as stated above. He starformationrate is assumed to be constant and obtained directly from the distribution, as is the maxage.</text:p>
      <text:p text:style-name="Standard"/>
      <text:p text:style-name="Standard">The last two possible parameters to be set are more like flags, 'quiet' and 'precise' are both boolean.</text:p>
      <text:p text:style-name="Standard">If set true quiet suppresses all standard output on the console. This is used while running multiple times via the execute.py script.</text:p>
      <text:p text:style-name="Standard">'precise' influences the kind of sampling that is done. If true new stars will be created until the expected mass (max of the cdf of the starformationhistory) is reached, if false the expected number of stars is calculated via the mean and the expected mass and this number is sampled as an array. (Typical differences go up to 400 stars).</text:p>
      <text:p text:style-name="Standard">The 'precise'=false-method is much faster than the =true-method, as it has in essence constant costs, while the true-method has linear costs. (vectorized in C vs loop in Python)</text:p>
      <text:p text:style-name="Standard"/>
      <text:p text:style-name="Standard"/>
      <text:p text:style-name="Standard"/>
      <text:p text:style-name="Standard"><text:soft-page-break/></text:p>
      <text:p text:style-name="Standard">3. execute.py</text:p>
      <text:p text:style-name="Standard"/>
      <text:p text:style-name="Standard"/>
      <text:p text:style-name="Standard">This file is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4:14:22</meta:creation-date>
    <dc:date>2013-04-09T12:02:04</dc:date>
    <meta:editing-duration>PT4H19M38S</meta:editing-duration>
    <meta:editing-cycles>4</meta:editing-cycles>
    <meta:generator>LibreOffice/3.3$Unix LibreOffice_project/330m19$Build-401</meta:generator>
    <meta:document-statistic meta:table-count="0" meta:image-count="0" meta:object-count="0" meta:page-count="3" meta:paragraph-count="41" meta:word-count="920" meta:character-count="5853"/>
  </office:meta>
</office:document-meta>
</file>